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9fd" officeooo:paragraph-rsid="0004e9fd"/>
    </style:style>
    <style:style style:name="P2" style:family="paragraph" style:parent-style-name="Standard" style:list-style-name="L1">
      <style:text-properties officeooo:rsid="0004e9fd" officeooo:paragraph-rsid="0004e9fd"/>
    </style:style>
    <style:style style:name="P3" style:family="paragraph" style:parent-style-name="Standard">
      <style:text-properties fo:font-size="13pt" fo:font-weight="bold" officeooo:rsid="0004e9fd" officeooo:paragraph-rsid="0004e9f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7133f" officeooo:paragraph-rsid="0007133f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text-properties officeooo:paragraph-rsid="0004e9fd"/>
    </style:style>
    <style:style style:name="P6" style:family="paragraph" style:parent-style-name="Standard">
      <style:text-properties officeooo:rsid="0007133f" officeooo:paragraph-rsid="0007133f"/>
    </style:style>
    <style:style style:name="P7" style:family="paragraph" style:parent-style-name="Text_20_body" style:list-style-name="L3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8" style:family="paragraph" style:parent-style-name="Text_20_body" style:list-style-name="L8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9" style:family="paragraph" style:parent-style-name="Text_20_body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10" style:family="paragraph" style:parent-style-name="Text_20_body">
      <style:text-properties fo:font-size="13pt" fo:font-weight="bold" officeooo:rsid="0012d3e6" officeooo:paragraph-rsid="0012d3e6" style:font-size-asian="13pt" style:font-weight-asian="bold" style:font-size-complex="13pt" style:font-weight-complex="bold"/>
    </style:style>
    <style:style style:name="P11" style:family="paragraph" style:parent-style-name="Text_20_body">
      <style:text-properties fo:font-size="13pt" fo:font-weight="bold" officeooo:rsid="00134789" officeooo:paragraph-rsid="00134789" style:font-size-asian="13pt" style:font-weight-asian="bold" style:font-size-complex="13pt" style:font-weight-complex="bold"/>
    </style:style>
    <style:style style:name="P12" style:family="paragraph" style:parent-style-name="Text_20_body" style:list-style-name="L8"/>
    <style:style style:name="P13" style:family="paragraph" style:parent-style-name="Text_20_body" style:list-style-name="L8">
      <style:text-properties officeooo:rsid="000dc6ce" officeooo:paragraph-rsid="000dc6ce"/>
    </style:style>
    <style:style style:name="P14" style:family="paragraph" style:parent-style-name="Preformatted_20_Text" style:list-style-name="L3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15" style:family="paragraph" style:parent-style-name="Preformatted_20_Text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16" style:family="paragraph" style:parent-style-name="Preformatted_20_Text" style:list-style-name="L8">
      <style:text-properties officeooo:rsid="000dc6ce" officeooo:paragraph-rsid="000dc6ce"/>
    </style:style>
    <style:style style:name="P17" style:family="paragraph" style:parent-style-name="Preformatted_20_Text">
      <style:text-properties style:font-name="Liberation Serif" fo:font-size="13pt" fo:font-weight="bold" officeooo:rsid="00134789" officeooo:paragraph-rsid="00134789" style:font-size-asian="13pt" style:font-weight-asian="bold" style:font-size-complex="13pt" style:font-weight-complex="bold"/>
    </style:style>
    <style:style style:name="P18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134789" officeooo:paragraph-rsid="00134789" style:font-size-asian="13pt" style:font-weight-asian="bold" style:font-size-complex="13pt" style:font-weight-complex="bold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082502"/>
    </style:style>
    <style:style style:name="P21" style:family="paragraph" style:parent-style-name="Preformatted_20_Text" style:list-style-name="L8">
      <style:paragraph-properties fo:margin-top="0cm" fo:margin-bottom="0.499cm" loext:contextual-spacing="false"/>
      <style:text-properties officeooo:paragraph-rsid="00082502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2d3e6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4e9fd" style:font-size-asian="10.5pt" style:font-weight-asian="normal" style:font-size-complex="12pt" style:font-weight-complex="normal"/>
    </style:style>
    <style:style style:name="T3" style:family="text">
      <style:text-properties officeooo:rsid="00082502"/>
    </style:style>
    <style:style style:name="T4" style:family="text">
      <style:text-properties fo:font-size="13pt" fo:font-weight="normal" officeooo:rsid="0007133f" style:font-size-asian="13pt" style:font-weight-asian="normal" style:font-size-complex="13pt" style:font-weight-complex="normal"/>
    </style:style>
    <style:style style:name="T5" style:family="text">
      <style:text-properties officeooo:rsid="000dc6c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3e6" style:font-weight-asian="normal" style:font-weight-complex="normal"/>
    </style:style>
    <style:style style:name="T8" style:family="text">
      <style:text-properties fo:font-weight="normal" officeooo:rsid="00134789" style:font-weight-asian="normal" style:font-weight-complex="normal"/>
    </style:style>
    <style:style style:name="T9" style:family="text">
      <style:text-properties officeooo:rsid="0012d3e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oss compilation fro bbb :</text:p>
      <text:p text:style-name="P3"/>
      <text:list xml:id="list2459676365675732180" text:style-name="L1">
        <text:list-item>
          <text:p text:style-name="P5"><text:span text:style-name="T2"><text:s/>Download the linux latest source code .</text:span></text:p>
        </text:list-item>
        <text:list-item>
          <text:p text:style-name="P2"><text:span text:style-name="T1">Download the toolchain for bbb </text:span></text:p>
        </text:list-item>
        <text:list-item>
          <text:p text:style-name="P2"><text:span text:style-name="T1">configure kernel for bbb (default configure)</text:span></text:p>
          <text:list>
            <text:list-header>
              <text:p text:style-name="P2"><text:span text:style-name="T1">make ARCH=arm CROSS_COMPILE=arm-linux-gnueabihf- omap2plus_defconfig</text:span></text:p>
            </text:list-header>
          </text:list>
        </text:list-item>
      </text:list>
      <text:p text:style-name="P1"><text:span text:style-name="T1"><text:s/><text:tab/></text:span></text:p>
      <text:p text:style-name="P1"><text:span text:style-name="T1">4. <text:s/>Cross-compile :</text:span></text:p>
      <text:p text:style-name="P1"><text:span text:style-name="T1"><text:tab/>make ARCH=arm CROSS_COMPILE=arm-linux-gnueabihf- zImage dtbs</text:span></text:p>
      <text:p text:style-name="P6"><text:span text:style-name="T1">Now we will get zimage in arch/arm/boot and am335x-boneblack.dtb in arch/arm/boot/dts</text:span></text:p>
      <text:p text:style-name="P6"><text:span text:style-name="T1"/></text:p>
      <text:p text:style-name="P6"><text:span text:style-name="T1"/></text:p>
      <text:p text:style-name="P4">Install tftp :</text:p>
      <text:list xml:id="list6937638626841762094" text:style-name="L3">
        <text:list-item>
          <text:p text:style-name="P14"><text:span text:style-name="Source_20_Text">sudo apt-get install xinetd tftpd tftp</text:span></text:p>
        </text:list-item>
      </text:list>
      <text:p text:style-name="P15"><text:span text:style-name="Source_20_Text"><text:tab/></text:span><text:span text:style-name="Source_20_Text"><text:span text:style-name="T9">or (sudo apt-get install tftpd-hpa)</text:span></text:span></text:p>
      <text:list xml:id="list191436317002677" text:continue-numbering="true" text:style-name="L3">
        <text:list-item>
          <text:p text:style-name="P7">Create /etc/xinetd.d/tftp and put this entry</text:p>
        </text:list-item>
      </text:list>
      <text:p text:style-name="Preformatted_20_Text"><text:span text:style-name="Source_20_Text">service tftp</text:span></text:p>
      <text:p text:style-name="Preformatted_20_Text"><text:span text:style-name="Source_20_Text">{</text:span></text:p>
      <text:p text:style-name="Preformatted_20_Text"><text:span text:style-name="Source_20_Text">protocol <text:s text:c="7"/>= udp</text:span></text:p>
      <text:p text:style-name="Preformatted_20_Text"><text:span text:style-name="Source_20_Text">port <text:s text:c="11"/>= 69</text:span></text:p>
      <text:p text:style-name="Preformatted_20_Text"><text:span text:style-name="Source_20_Text">socket_type <text:s text:c="4"/>= dgram</text:span></text:p>
      <text:p text:style-name="Preformatted_20_Text"><text:span text:style-name="Source_20_Text">wait <text:s text:c="11"/>= yes</text:span></text:p>
      <text:p text:style-name="Preformatted_20_Text"><text:span text:style-name="Source_20_Text">user <text:s text:c="11"/>= nobody</text:span></text:p>
      <text:p text:style-name="Preformatted_20_Text"><text:span text:style-name="Source_20_Text">server <text:s text:c="9"/>= /usr/sbin/in.tftpd</text:span></text:p>
      <text:p text:style-name="Preformatted_20_Text"><text:span text:style-name="Source_20_Text">server_args <text:s text:c="4"/>= /tftpboot</text:span></text:p>
      <text:p text:style-name="Preformatted_20_Text"><text:span text:style-name="Source_20_Text">disable <text:s text:c="8"/>= no</text:span></text:p>
      <text:p text:style-name="P19"><text:span text:style-name="Source_20_Text">}</text:span></text:p>
      <text:list xml:id="list191435340499352" text:continue-numbering="true" text:style-name="L3">
        <text:list-item>
          <text:p text:style-name="P7">Create a folder /tftpboot this should match whatever you gave in server_args. mostly it will be tftpboot</text:p>
        </text:list-item>
      </text:list>
      <text:p text:style-name="Preformatted_20_Text"><text:span text:style-name="Source_20_Text">sudo mkdir /tftpboot</text:span></text:p>
      <text:p text:style-name="Preformatted_20_Text"><text:span text:style-name="Source_20_Text">sudo chmod -R 777 /tftpboot</text:span></text:p>
      <text:p text:style-name="P19"><text:span text:style-name="Source_20_Text">sudo chown -R nobody /tftpboot</text:span></text:p>
      <text:list xml:id="list191435375477294" text:continue-numbering="true" text:style-name="L3">
        <text:list-item>
          <text:p text:style-name="P7">Restart the xinetd service.</text:p>
        </text:list-item>
      </text:list>
      <text:p text:style-name="Text_20_body">newer systems:</text:p>
      <text:p text:style-name="P20"><text:span text:style-name="Source_20_Text">sudo service xinetd restart</text:span></text:p>
      <text:p text:style-name="P22"><text:span text:style-name="Source_20_Text"><text:span text:style-name="T9">sudo /etc/init.d/tftpd-hpa restart</text:span></text:span></text:p>
      <text:p text:style-name="P20"><text:span text:style-name="T4">Testing our tftp server :</text:span></text:p>
      <text:list xml:id="list2259147976308477862" text:style-name="L8">
        <text:list-item>
          <text:p text:style-name="P21">Create a file named test with some content in /tftpboot path of the tftp server</text:p>
        </text:list-item>
        <text:list-item>
          <text:p text:style-name="P12">Obtain the ip address of the tftp server <text:span text:style-name="T5">(host)</text:span> using ifconfig comman<text:span text:style-name="T3">d</text:span></text:p>
        </text:list-item>
        <text:list-item>
          <text:p text:style-name="P13">tftp &lt;host ip_addr&gt;</text:p>
        </text:list-item>
        <text:list-item>
          <text:p text:style-name="P16"><text:span text:style-name="Source_20_Text">tftp 192.168.4.132</text:span></text:p>
        </text:list-item>
      </text:list>
      <text:p text:style-name="Preformatted_20_Text"><text:span text:style-name="Source_20_Text"><text:tab/>tftp&gt; get test</text:span></text:p>
      <text:p text:style-name="Preformatted_20_Text"><text:span text:style-name="Source_20_Text"><text:tab/>Sent 159 bytes in 0.0 seconds</text:span></text:p>
      <text:p text:style-name="Preformatted_20_Text"/>
      <text:p text:style-name="Preformatted_20_Text"><text:soft-page-break/><text:span text:style-name="Source_20_Text"><text:tab/>tftp&gt; quit</text:span></text:p>
      <text:p text:style-name="Preformatted_20_Text"/>
      <text:p text:style-name="P19"><text:span text:style-name="Source_20_Text"><text:tab/>cat test</text:span></text:p>
      <text:list xml:id="list191436512577591" text:continue-numbering="true" text:style-name="L8">
        <text:list-header>
          <text:p text:style-name="P8">Booting with tftp :</text:p>
        </text:list-header>
      </text:list>
      <text:p text:style-name="P9"><text:s text:c="8"/><text:span text:style-name="T7">copy your zImage and am335x-boneblack.dtb to your /tftboot in your host sysytem</text:span></text:p>
      <text:p text:style-name="P10"><text:span text:style-name="T8">1.</text:span><text:span text:style-name="T6">sudo minicom -s</text:span></text:p>
      <text:p text:style-name="P10"><text:span text:style-name="T6">set </text:span><text:span text:style-name="T8">HARDWARE_FLOW_CONTROL : NO (for keyboard to work)</text:span></text:p>
      <text:p text:style-name="P11"><text:span text:style-name="T6">2.reboot your bbb and press contineusly space key to stop at uboot</text:span></text:p>
      <text:p text:style-name="P11"><text:span text:style-name="T6">setenv serverip &lt;host_ip_addr&gt;</text:span></text:p>
      <text:p text:style-name="P11"><text:span text:style-name="T6">setenv ipaddr <text:s text:c="2"/>&lt;board_ip_addr&gt;</text:span></text:p>
      <text:p text:style-name="P11"><text:span text:style-name="T6">tftp <text:s/>0x82000000 zImage</text:span></text:p>
      <text:p text:style-name="P11"><text:span text:style-name="T6">tftp <text:s/>0x82008000 <text:s/>am335x-boneblack.dtb</text:span></text:p>
      <text:p text:style-name="P17"><text:span text:style-name="T6">setenv bootargs console=ttyO0,115200n8 root=/dev/mmcblk0p2 ro rootfstype=ext4 rootwait</text:span></text:p>
      <text:p text:style-name="P17"><text:span text:style-name="T6">boot</text:span></text:p>
      <text:p text:style-name="P17"><text:span text:style-name="T6"/></text:p>
      <text:p text:style-name="P18"><text:span text:style-name="T6">Note :</text:span></text:p>
      <text:p text:style-name="P17"><text:span text:style-name="T6">root=/dev/mmcblk0p2 <text:s/>- it is the existing path for mmc. We can give our own sdcard rootfs path or nfs also.</text:span></text:p>
      <text:p text:style-name="P17"><text:span text:style-name="T6"/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41:18.965657775</meta:creation-date>
    <dc:date>2019-05-06T19:14:29.716895866</dc:date>
    <meta:editing-duration>PT2H40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279" meta:character-count="1863" meta:non-whitespace-character-count="1558"/>
  </office:meta>
</office:document-meta>
</file>